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008000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opacity="50%" draw:textarea-horizontal-align="center" draw:textarea-vertical-align="middle" draw:shadow-opacity="50%"/>
    </style:style>
    <style:style style:name="gr5" style:family="graphic" style:parent-style-name="standard">
      <style:graphic-properties svg:stroke-width="0.051cm" svg:stroke-color="#8000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102cm" svg:stroke-color="#00800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-color="#008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text-properties fo:color="#800000"/>
    </style:style>
    <style:style style:name="P4" style:family="paragraph">
      <style:text-properties fo:color="#008000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" style:family="text">
      <style:text-properties fo:color="#000000"/>
    </style:style>
    <style:style style:name="T4" style:family="text">
      <style:text-properties fo:color="#800000"/>
    </style:style>
    <style:style style:name="T5" style:family="text">
      <style:text-properties fo:color="#008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47cm" svg:y1="5.58cm" svg:x2="15.407cm" svg:y2="5.574cm">
          <text:p/>
        </draw:line>
        <draw:line draw:style-name="gr1" draw:text-style-name="P1" draw:layer="layout" svg:x1="4.847cm" svg:y1="6.005cm" svg:x2="15.407cm" svg:y2="5.999cm">
          <text:p/>
        </draw:line>
        <draw:line draw:style-name="gr2" draw:text-style-name="P1" draw:layer="layout" svg:x1="4.555cm" svg:y1="4.57cm" svg:x2="4.555cm" svg:y2="7.11cm">
          <text:p/>
        </draw:line>
        <draw:frame draw:style-name="gr3" draw:layer="layout" svg:width="6.45cm" svg:height="0.962cm" svg:x="1.78cm" svg:y="7.326cm">
          <draw:text-box>
            <text:p>Rear mirror (<text:span text:style-name="T1">≈</text:span><text:span text:style-name="T2"> </text:span>100%)</text:p>
          </draw:text-box>
        </draw:frame>
        <draw:frame draw:style-name="gr3" draw:layer="layout" svg:width="6.585cm" svg:height="0.962cm" svg:x="12.381cm" svg:y="7.326cm">
          <draw:text-box>
            <text:p>Front mirror (&lt; 100%)</text:p>
          </draw:text-box>
        </draw:frame>
        <draw:rect draw:style-name="gr4" draw:text-style-name="P1" draw:layer="layout" svg:width="6.93cm" svg:height="0.95cm" svg:x="6.939cm" svg:y="5.367cm">
          <text:p/>
        </draw:rect>
        <draw:frame draw:style-name="gr3" draw:text-style-name="P2" draw:layer="layout" svg:width="4.659cm" svg:height="0.962cm" svg:x="8.23cm" svg:y="6.227cm">
          <draw:text-box>
            <text:p><text:span text:style-name="T3">Active medium</text:span></text:p>
          </draw:text-box>
        </draw:frame>
        <draw:line draw:style-name="gr5" draw:text-style-name="P1" draw:layer="layout" svg:x1="7.326cm" svg:y1="4.112cm" svg:x2="7.326cm" svg:y2="5.382cm">
          <text:p/>
        </draw:line>
        <draw:line draw:style-name="gr5" draw:text-style-name="P1" draw:layer="layout" svg:x1="8.126cm" svg:y1="4.112cm" svg:x2="8.126cm" svg:y2="5.382cm">
          <text:p/>
        </draw:line>
        <draw:line draw:style-name="gr5" draw:text-style-name="P1" draw:layer="layout" svg:x1="9.026cm" svg:y1="4.112cm" svg:x2="9.026cm" svg:y2="5.382cm">
          <text:p/>
        </draw:line>
        <draw:line draw:style-name="gr5" draw:text-style-name="P1" draw:layer="layout" svg:x1="9.926cm" svg:y1="4.112cm" svg:x2="9.926cm" svg:y2="5.382cm">
          <text:p/>
        </draw:line>
        <draw:line draw:style-name="gr5" draw:text-style-name="P1" draw:layer="layout" svg:x1="10.826cm" svg:y1="4.112cm" svg:x2="10.826cm" svg:y2="5.382cm">
          <text:p/>
        </draw:line>
        <draw:line draw:style-name="gr5" draw:text-style-name="P1" draw:layer="layout" svg:x1="11.726cm" svg:y1="4.112cm" svg:x2="11.726cm" svg:y2="5.382cm">
          <text:p/>
        </draw:line>
        <draw:line draw:style-name="gr5" draw:text-style-name="P1" draw:layer="layout" svg:x1="12.626cm" svg:y1="4.112cm" svg:x2="12.626cm" svg:y2="5.382cm">
          <text:p/>
        </draw:line>
        <draw:line draw:style-name="gr5" draw:text-style-name="P1" draw:layer="layout" svg:x1="13.526cm" svg:y1="4.112cm" svg:x2="13.526cm" svg:y2="5.382cm">
          <text:p/>
        </draw:line>
        <draw:frame draw:style-name="gr3" draw:text-style-name="P3" draw:layer="layout" svg:width="2.157cm" svg:height="0.962cm" svg:x="9.026cm" svg:y="3.18cm">
          <draw:text-box>
            <text:p><text:span text:style-name="T4">Pump</text:span></text:p>
          </draw:text-box>
        </draw:frame>
        <draw:line draw:style-name="gr6" draw:text-style-name="P1" draw:layer="layout" svg:x1="15.447cm" svg:y1="6.005cm" svg:x2="18.78cm" svg:y2="6.004cm">
          <text:p/>
        </draw:line>
        <draw:frame draw:style-name="gr3" draw:text-style-name="P4" draw:layer="layout" svg:width="4.024cm" svg:height="0.962cm" svg:x="15.37cm" svg:y="4.4cm">
          <draw:text-box>
            <text:p><text:span text:style-name="T5">Laser output</text:span></text:p>
          </draw:text-box>
        </draw:frame>
        <draw:custom-shape draw:style-name="gr7" draw:text-style-name="P1" draw:layer="layout" svg:width="0.551cm" svg:height="0.635cm" draw:transform="rotate (1.58790055346414) translate (4.6cm 6.137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6" draw:text-style-name="P1" draw:layer="layout" svg:x1="15.448cm" svg:y1="5.581cm" svg:x2="18.781cm" svg:y2="5.58cm">
          <text:p/>
        </draw:line>
        <draw:line draw:style-name="gr2" draw:text-style-name="P1" draw:layer="layout" svg:x1="15.37cm" svg:y1="4.57cm" svg:x2="15.37cm" svg:y2="7.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ssi Eloranta</meta:initial-creator>
    <meta:creation-date>2011-01-14T15:36:54</meta:creation-date>
    <dc:date>2011-01-18T10:30:29</dc:date>
    <dc:creator>Jussi Eloranta</dc:creator>
    <meta:editing-duration>PT18M48S</meta:editing-duration>
    <meta:editing-cycles>15</meta:editing-cycles>
    <meta:generator>OpenOffice.org/3.3$Linux OpenOffice.org_project/330m18$Build-9556</meta:generator>
    <meta:document-statistic meta:object-count="21"/>
  </office:meta>
</office:document-meta>
</file>